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Verdana" svg:font-family="Verdana, Geneva, Tahom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3"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4" style:family="paragraph" style:parent-style-name="Preformatted_20_Text">
      <style:paragraph-properties fo:margin-left="0in" fo:margin-right="0in" fo:margin-top="0in" fo:margin-bottom="0in" loext:contextual-spacing="false" fo:orphans="2" fo:widows="2" fo:text-indent="0in" style:auto-text-indent="false" fo:background-color="#f1f1f1" fo:padding="0.052in" fo:border="0.06pt solid #d6d6d6">
        <style:background-image/>
      </style:paragraph-properties>
      <style:text-properties fo:font-variant="normal" fo:text-transform="none" fo:color="#313131" style:font-name="Menlo" fo:font-size="9pt" fo:letter-spacing="normal" fo:font-style="normal" fo:font-weight="normal"/>
    </style:style>
    <style:style style:name="P5" style:family="paragraph" style:parent-style-name="Preformatted_20_Text">
      <style:paragraph-properties fo:margin-left="0in" fo:margin-right="0in" fo:margin-top="0in" fo:margin-bottom="0.1043in" loext:contextual-spacing="false" style:line-height-at-least="0.1665in" fo:orphans="2" fo:widows="2" fo:text-indent="0in" style:auto-text-indent="false" fo:background-color="#eeeeee" fo:padding="0.052in" fo:border="0.06pt solid #d6d6d6">
        <style:background-image/>
      </style:paragraph-properties>
      <style:text-properties fo:font-variant="normal" fo:text-transform="none" fo:color="#000088" style:font-name="Menlo" fo:font-size="9.75pt" fo:letter-spacing="normal" fo:font-style="normal" fo:font-weight="normal"/>
    </style:style>
    <style:style style:name="P6" style:family="paragraph" style:parent-style-name="Preformatted_20_Text">
      <style:paragraph-properties fo:margin-left="0in" fo:margin-right="0in" fo:margin-top="0in" fo:margin-bottom="0.1043in" loext:contextual-spacing="false" style:line-height-at-least="0.1665in" fo:orphans="2" fo:widows="2" fo:text-indent="0in" style:auto-text-indent="false" fo:background-color="#eeeeee" fo:padding="0.052in" fo:border="0.06pt solid #d6d6d6">
        <style:background-image/>
      </style:paragraph-properties>
      <style:text-properties fo:font-variant="normal" fo:text-transform="none" fo:color="#313131" style:font-name="Menlo" fo:font-size="9.75pt" fo:letter-spacing="normal" fo:font-style="normal" fo:font-weight="normal"/>
    </style:style>
    <style:style style:name="P7" style:family="paragraph" style:parent-style-name="Preformatted_20_Text">
      <style:paragraph-properties fo:margin-top="0in" fo:margin-bottom="0.1043in" loext:contextual-spacing="false" style:line-height-at-least="0.1665in" fo:orphans="2" fo:widows="2" fo:background-color="#eeeeee" fo:padding="0.052in" fo:border="0.06pt solid #d6d6d6">
        <style:background-image/>
      </style:paragraph-properties>
      <style:text-properties fo:font-variant="normal" fo:text-transform="none" fo:color="#313131" fo:letter-spacing="normal"/>
    </style:style>
    <style:style style:name="P8" style:family="paragraph" style:parent-style-name="Preformatted_20_Text">
      <style:paragraph-properties fo:margin-top="0in" fo:margin-bottom="0.1043in" loext:contextual-spacing="false" style:line-height-at-least="0.1665in" fo:orphans="2" fo:widows="2" fo:background-color="#eeeeee" fo:padding="0.052in" fo:border="0.06pt solid #d6d6d6">
        <style:background-image/>
      </style:paragraph-properties>
      <style:text-properties fo:font-variant="normal" fo:text-transform="none" fo:color="#000088" style:font-name="Menlo" fo:font-size="9.75pt" fo:letter-spacing="normal" fo:font-style="normal" fo:font-weight="normal"/>
    </style:style>
    <style:style style:name="T1" style:family="text">
      <style:text-properties style:font-name="Menlo" fo:font-size="9.75pt" fo:font-style="normal" fo:font-weight="normal"/>
    </style:style>
    <style:style style:name="T2" style:family="text">
      <style:text-properties fo:color="#000088"/>
    </style:style>
    <style:style style:name="T3" style:family="text">
      <style:text-properties fo:color="#000088" style:font-name="Menlo" fo:font-size="9.75pt" fo:font-style="normal" fo:font-weight="normal"/>
    </style:style>
    <style:style style:name="T4" style:family="text">
      <style:text-properties fo:color="#7f0055"/>
    </style:style>
    <style:style style:name="T5" style:family="text">
      <style:text-properties fo:color="#666600"/>
    </style:style>
    <style:style style:name="T6" style:family="text">
      <style:text-properties fo:color="#0088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ationalization is a technique in which status messages, GUI component labels, currency, date are not hardcoded in the program. Instead, they are stored outside the source code in resource bundles and retrieved dynamically. JSF provides a very convenient way to handle resource bundle.</text:p>
      <text:p text:style-name="P1">Following steps are required to internalize a JSF application.</text:p>
      <text:h text:style-name="P2" text:outline-level="2">Step 1: Define properties files</text:h>
      <text:p text:style-name="P1">Create properties file for each locale. Name should be in &lt;file-name&gt;_&lt;locale&gt;.properties format.</text:p>
      <text:p text:style-name="P1">Default locale can be omitted in file name.</text:p>
      <text:h text:style-name="P3" text:outline-level="3">messages.properties</text:h>
      <text:p text:style-name="P4">greeting = Hello World!</text:p>
      <text:h text:style-name="P3" text:outline-level="3">messages_fr.properties</text:h>
      <text:p text:style-name="P4">greeting = Bonjour tout le monde!</text:p>
      <text:h text:style-name="P2" text:outline-level="2">Step 2: Update faces-config.xml</text:h>
      <text:h text:style-name="P3" text:outline-level="3">faces-config.xml</text:h>
      <text:p text:style-name="P5">&lt;application&gt;</text:p>
      <text:p text:style-name="P7"><text:s text:c="3"/><text:span text:style-name="T3">&lt;locale-config&gt;</text:span></text:p>
      <text:p text:style-name="P7"><text:s text:c="6"/><text:span text:style-name="T3">&lt;default-locale&gt;</text:span><text:span text:style-name="T1">en</text:span><text:span text:style-name="T3">&lt;/default-locale&gt;</text:span></text:p>
      <text:p text:style-name="P7"><text:s text:c="6"/><text:span text:style-name="T3">&lt;supported-locale&gt;</text:span><text:span text:style-name="T1">fr</text:span><text:span text:style-name="T3">&lt;/supported-locale&gt;</text:span></text:p>
      <text:p text:style-name="P7"><text:s text:c="3"/><text:span text:style-name="T3">&lt;/locale-config&gt;</text:span></text:p>
      <text:p text:style-name="P7"><text:s text:c="3"/></text:p>
      <text:p text:style-name="P7"><text:s text:c="3"/><text:span text:style-name="T3">&lt;resource-bundle&gt;</text:span></text:p>
      <text:p text:style-name="P7"><text:s text:c="6"/><text:span text:style-name="T3">&lt;base-name&gt;</text:span><text:span text:style-name="T1">com.tutorialspoint.messages</text:span><text:span text:style-name="T3">&lt;/base-name&gt;</text:span></text:p>
      <text:p text:style-name="P7"><text:s text:c="6"/><text:span text:style-name="T3">&lt;var&gt;</text:span><text:span text:style-name="T1">msg</text:span><text:span text:style-name="T3">&lt;/var&gt;</text:span></text:p>
      <text:p text:style-name="P7"><text:s text:c="3"/><text:span text:style-name="T3">&lt;/resource-bundle&gt;</text:span></text:p>
      <text:p text:style-name="P8">&lt;/application&gt;</text:p>
      <text:h text:style-name="P2" text:outline-level="2">Step 3: Use resource-bundle var</text:h>
      <text:h text:style-name="P3" text:outline-level="3">home.xhtml</text:h>
      <text:p text:style-name="P6"><text:span text:style-name="T2">&lt;h:outputText</text:span> <text:span text:style-name="T4">value</text:span> <text:span text:style-name="T5">=</text:span> <text:span text:style-name="T6">"#{msg['greeting']}"</text:span> <text:span text:style-name="T2">/&gt;</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Monaco, Consolas, 'Courier New', monospace"/>
    <style:font-face style:name="Verdana" svg:font-family="Verdana, Geneva, Tahom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1:46:43.933152538</meta:creation-date>
    <dc:date>2017-03-14T11:47:21.261533054</dc:date>
    <meta:editing-duration>PT37S</meta:editing-duration>
    <meta:editing-cycles>1</meta:editing-cycles>
    <meta:document-statistic meta:table-count="0" meta:image-count="0" meta:object-count="0" meta:page-count="2" meta:paragraph-count="25" meta:word-count="115" meta:character-count="1023" meta:non-whitespace-character-count="893"/>
    <meta:generator>LibreOffice/4.3.3.2$Linux_X86_64 LibreOffice_project/430m0$Build-2</meta:generator>
  </office:meta>
</office:document-meta>
</file>